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Defaults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DefaultsGui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Defaults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Defaults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Defaults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DefaultsGui.HttpDefaults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DefaultsGui.modifyTestElement( TestElement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Defaults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